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5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7.9661in"/>
    </style:style>
    <style:style style:name="co4" style:family="table-column">
      <style:table-column-properties fo:break-before="auto" style:column-width="4.2134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835in" fo:break-before="auto" style:use-optimal-row-height="fals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Eplefest 2015</text:p>
          </table:table-cell>
          <table:table-cell table:style-name="ce4"/>
          <table:table-cell table:number-columns-repeated="3"/>
        </table:table-row>
        <table:table-row table:style-name="ro2"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office:value-type="string" calcext:value-type="string">
            <text:p>Påmelde</text:p>
          </table:table-cell>
          <table:table-cell table:style-name="ce2"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390*51" office:value-type="float" office:value="19890" calcext:value-type="float">
            <text:p>1989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nntekter</text:p>
          </table:table-cell>
          <table:table-cell table:style-name="ce5"/>
          <table:table-cell table:style-name="ce5" office:value-type="string" calcext:value-type="string">
            <text:p>Budsjet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onsing fra instituttet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string" calcext:value-type="string">
            <text:p>Antar at dette dekker, RF-kjeller + vakt + servise + velkomstdrink + 2glass til mat. Vi har </text:p>
            <text:p>her antatt økning på 10% I utgifter. </text:p>
          </table:table-cell>
          <table:table-cell/>
        </table:table-row>
        <table:table-row table:style-name="ro2">
          <table:table-cell office:value-type="string" calcext:value-type="string">
            <text:p>Sponsing fra bedrif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etaling fra gjester</text:p>
          </table:table-cell>
          <table:table-cell office:value-type="float" office:value="390" calcext:value-type="float">
            <text:p>390</text:p>
          </table:table-cell>
          <table:table-cell table:formula="of:=51*390" office:value-type="float" office:value="19890" calcext:value-type="float">
            <text:p>19890</text:p>
          </table:table-cell>
          <table:table-cell office:value-type="string" calcext:value-type="string">
            <text:p>Her har vi tatt samme påmeldingshonorar sist, 2015. Kan hende dette øker noe I år, siden vi </text:p>
            <text:p>Antar at vi får flere gjester enn det vi hadde ifjor. 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Rest fra i fjor</text:p>
          </table:table-cell>
          <table:table-cell/>
          <table:table-cell office:value-type="float" office:value="1690" calcext:value-type="float">
            <text:p>169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/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TOTAL</text:p>
          </table:table-cell>
          <table:table-cell/>
          <table:table-cell table:formula="of:=[.C6]+[.C8]+[.C11]" office:value-type="float" office:value="37580" calcext:value-type="float">
            <text:p>37580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" office:value-type="string" calcext:value-type="string">
            <text:p>Instituttet dekker</text:p>
          </table:table-cell>
          <table:table-cell table:number-columns-repeated="4"/>
        </table:table-row>
        <table:table-row table:style-name="ro2"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PA, mic, etc..</text:p>
          </table:table-cell>
          <table:table-cell/>
          <table:table-cell table:formula="of:=2300*1.25" office:value-type="float" office:value="2875" calcext:value-type="float">
            <text:p>287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RF-kjeller</text:p>
          </table:table-cell>
          <table:table-cell/>
          <table:table-cell office:value-type="float" office:value="5885" calcext:value-type="float">
            <text:p>5885</text:p>
          </table:table-cell>
          <table:table-cell office:value-type="string" calcext:value-type="string">
            <text:p>Antatt samme pris som 2014 (hadde antatt 9000)</text:p>
          </table:table-cell>
          <table:table-cell/>
        </table:table-row>
        <table:table-row table:style-name="ro2">
          <table:table-cell office:value-type="string" calcext:value-type="string">
            <text:p>Vakt (4 timer, 18-22)</text:p>
          </table:table-cell>
          <table:table-cell table:formula="of:=350*1.25" office:value-type="float" office:value="437.5" calcext:value-type="float">
            <text:p>437.5</text:p>
          </table:table-cell>
          <table:table-cell table:formula="of:=[.B21]*4" office:value-type="float" office:value="1750" calcext:value-type="float">
            <text:p>1750</text:p>
          </table:table-cell>
          <table:table-cell office:value-type="string" calcext:value-type="string">
            <text:p>350 + MVA per time i følge Live Håndlykken Kvale SJEKK! Send mail periode 06-10</text:p>
          </table:table-cell>
          <table:table-cell/>
        </table:table-row>
        <table:table-row table:style-name="ro2">
          <table:table-cell office:value-type="string" calcext:value-type="string">
            <text:p>Servise</text:p>
          </table:table-cell>
          <table:table-cell/>
          <table:table-cell office:value-type="float" office:value="2377.2" calcext:value-type="float">
            <text:p>2377.2</text:p>
          </table:table-cell>
          <table:table-cell/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Velkomstdrink + 2 glass til mat</text:p>
          </table:table-cell>
          <table:table-cell/>
          <table:table-cell table:formula="of:=3684" office:value-type="float" office:value="3684" calcext:value-type="float">
            <text:p>3684</text:p>
          </table:table-cell>
          <table:table-cell office:value-type="string" calcext:value-type="string">
            <text:p><text:s/>Check, Erika betalt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QUIZ, sjekk projektor, dimme lys, generelt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TOTAL</text:p>
          </table:table-cell>
          <table:table-cell/>
          <table:table-cell table:formula="of:=[.C20]+[.C21]+[.C22]+[.C23]+[.C19]" office:value-type="float" office:value="16571.2" calcext:value-type="float">
            <text:p>16571.2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Vi dekk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vering av mat (helg)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http://www.kreativcatering.no</text:p>
          </table:table-cell>
          <table:table-cell/>
        </table:table-row>
        <table:table-row table:style-name="ro2">
          <table:table-cell office:value-type="string" calcext:value-type="string">
            <text:p>Henting av porselen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kreativcatering.no/" xlink:type="simple">http://www.kreativcatering.no/</text:a> </text:p>
          </table:table-cell>
          <table:table-cell/>
        </table:table-row>
        <table:table-row table:style-name="ro2">
          <table:table-cell office:value-type="string" calcext:value-type="string">
            <text:p>Mat </text:p>
          </table:table-cell>
          <table:table-cell/>
          <table:table-cell table:formula="of:=298*45" office:value-type="float" office:value="13410" calcext:value-type="float">
            <text:p>13410</text:p>
          </table:table-cell>
          <table:table-cell office:value-type="string" calcext:value-type="string">
            <text:p><text:a xlink:href="http://www.kreativcatering.no/kc-html/tapas/husets" xlink:type="simple">http://www.kreativcatering.no/kc-html/tapas/husets</text:a>, antatt 5% økning fra 2015 (17190 BESTILT For 55)</text:p>
          </table:table-cell>
          <table:table-cell/>
        </table:table-row>
        <table:table-row table:style-name="ro2">
          <table:table-cell office:value-type="string" calcext:value-type="string">
            <text:p>Epleband utsty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etalt</text:p>
          </table:table-cell>
          <table:table-cell/>
        </table:table-row>
        <table:table-row table:style-name="ro2">
          <table:table-cell office:value-type="string" calcext:value-type="string">
            <text:p>Epleband trommis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etalt</text:p>
          </table:table-cell>
          <table:table-cell/>
        </table:table-row>
        <table:table-row table:style-name="ro2">
          <table:table-cell office:value-type="string" calcext:value-type="string">
            <text:p>Diverse pynt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Betalt</text:p>
          </table:table-cell>
          <table:table-cell/>
        </table:table-row>
        <table:table-row table:style-name="ro2">
          <table:table-cell office:value-type="string" calcext:value-type="string">
            <text:p>Øvingshotel</text:p>
          </table:table-cell>
          <table:table-cell/>
          <table:table-cell office:value-type="float" office:value="2160" calcext:value-type="float">
            <text:p>2160</text:p>
          </table:table-cell>
          <table:table-cell office:value-type="string" calcext:value-type="string">
            <text:p><text:s/>//BETALT, overført til BOGDAN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TOTAL</text:p>
          </table:table-cell>
          <table:table-cell/>
          <table:table-cell table:formula="of:=[.C31]+[.C34]+[.C33]+[.C32]+[.C30]+[.C29]+[.C35]" office:value-type="float" office:value="19252" calcext:value-type="float">
            <text:p>1925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BESTILL FÆRRE; 10 pros, og sier 80 pros menn, bestill for 45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">
          <table:table-cell table:style-name="ce3" office:value-type="string" calcext:value-type="string">
            <text:p>BALANCE</text:p>
          </table:table-cell>
          <table:table-cell/>
          <table:table-cell table:formula="of:=[.C14]-[.C26]-[.C37]" office:value-type="float" office:value="1756.8" calcext:value-type="float">
            <text:p>1756.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no" number:country="NO">kr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no" number:country="NO">kr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arning" style:family="table-cell" style:parent-style-name="Default">
      <style:table-cell-properties fo:background-color="#ffff00" style:vertical-justify="auto"/>
      <style:paragraph-properties css3t:text-justify="auto"/>
      <style:text-properties fo:color="#ff0000" style:font-weight-asian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11:13:30.704533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09:34:34.803794751</meta:creation-date>
    <dc:date>2016-02-02T11:22:38.480113337</dc:date>
    <meta:editing-duration>PT7H17M52S</meta:editing-duration>
    <meta:editing-cycles>13</meta:editing-cycles>
    <meta:generator>LibreOffice/4.2.8.2$Linux_X86_64 LibreOffice_project/420m0$Build-2</meta:generator>
    <meta:document-statistic meta:table-count="1" meta:cell-count="66" meta:object-count="0"/>
  </office:meta>
</office:document-meta>
</file>